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6.9306in" fo:margin-left="0in" fo:margin-right="-0.0056in" table:align="margins" style:writing-mode="lr-tb"/>
    </style:style>
    <style:style style:name="Table1.A" style:family="table-column">
      <style:table-column-properties style:column-width="1.3875in" style:rel-column-width="13117*"/>
    </style:style>
    <style:style style:name="Table1.B" style:family="table-column">
      <style:table-column-properties style:column-width="5.5431in" style:rel-column-width="52418*"/>
    </style:style>
    <style:style style:name="Table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b3b3b3"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306in" fo:margin-left="0in" fo:margin-right="-0.0056in" table:align="margins" style:writing-mode="lr-tb"/>
    </style:style>
    <style:style style:name="Table2.A" style:family="table-column">
      <style:table-column-properties style:column-width="1.3875in" style:rel-column-width="13117*"/>
    </style:style>
    <style:style style:name="Table2.B" style:family="table-column">
      <style:table-column-properties style:column-width="5.5431in" style:rel-column-width="52418*"/>
    </style:style>
    <style:style style:name="Table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b3b3b3"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P1"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6pt" style:text-underline-style="none" fo:font-weight="bold" style:font-size-asian="16pt" style:font-weight-asian="bold" style:font-size-complex="16pt" style:font-weight-complex="bold"/>
    </style:style>
    <style:style style:name="P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ffff00" style:font-size-asian="12pt" style:font-weight-asian="normal" style:font-size-complex="12pt" style:language-complex="fa" style:country-complex="IR" style:font-weight-complex="normal"/>
    </style:style>
    <style:style style:name="P5"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6" style:family="paragraph" style:parent-style-name="Standard">
      <style:paragraph-properties fo:margin-left="-0.0075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7" style:family="paragraph" style:parent-style-name="Table_20_Contents">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2pt" fo:language="en" fo:country="none" fo:font-weight="bold" fo:background-color="transparent" style:font-size-asian="12pt" style:font-weight-asian="bold" style:font-name-complex="Courier New" style:font-size-complex="12pt" style:font-weight-complex="bold"/>
    </style:style>
    <style:style style:name="P8" style:family="paragraph" style:parent-style-name="Table_20_Contents">
      <style:paragraph-properties fo:text-align="start" style:justify-single-word="false"/>
      <style:text-properties style:font-name="Times New Roman" fo:font-size="12pt" fo:font-weight="bold" fo:background-color="transparent"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background-color="transparent" style:font-size-asian="12pt" style:font-size-complex="12pt"/>
    </style:style>
    <style:style style:name="P10"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11" style:family="paragraph" style:parent-style-name="Table_20_Contents">
      <style:text-properties style:font-name="Courier new" fo:font-size="10pt" style:font-size-asian="10pt" style:font-size-complex="10pt"/>
    </style:style>
    <style:style style:name="P12" style:family="paragraph" style:parent-style-name="Standard">
      <style:paragraph-properties fo:margin-left="0in" fo:margin-right="0in" fo:text-align="justify" style:justify-single-word="false" fo:text-indent="-0.0075in" style:auto-text-indent="false" fo:break-before="pag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1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T1" style:family="text">
      <style:text-properties style:language-complex="fa" style:country-complex="I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Chapter 9: <text:span text:style-name="T1"><text:s/>Targets &amp; Jumps</text:span></text:p>
      <text:p text:style-name="P3"/>
      <text:p text:style-name="P3"/>
      <text:p text:style-name="P4"/>
      <text:p text:style-name="P5">9.1 <text:s text:c="2"/>Targets &amp; Jumps</text:p>
      <text:p text:style-name="P6">The target option in a rule specifies the fate of the packet. It means that if a packet is fully matched the criteria specified by the user (administrator), the target or or the jump occurs to decide what to do with the packet. The difference between a jump and a target is that after a jump, there is a user-defined chain called to further process the packet, but in a target only the action is specified to be applied to the packet is executed.</text:p>
      <text:p text:style-name="P6"/>
      <text:p text:style-name="P6">The are two types of target, just like matches; the built-in targets and the target extension s. The built-in targets are ACCEPT and DROP which is shown in Table 9-1. The target extensions are described in Chapter 10.</text:p>
      <text:p text:style-name="P6"/>
      <table:table table:name="Table1" table:style-name="Table1">
        <table:table-column table:style-name="Table1.A"/>
        <table:table-column table:style-name="Table1.B"/>
        <table:table-row>
          <table:table-cell table:style-name="Table1.A1" office:value-type="string">
            <text:p text:style-name="P7">Target</text:p>
          </table:table-cell>
          <table:table-cell table:style-name="Table1.B1" office:value-type="string">
            <text:p text:style-name="P8">Description</text:p>
          </table:table-cell>
        </table:table-row>
        <table:table-row>
          <table:table-cell table:style-name="Table1.A2" office:value-type="string">
            <text:p text:style-name="P9">ACCEPT</text:p>
          </table:table-cell>
          <table:table-cell table:style-name="Table1.B2" office:value-type="string">
            <text:p text:style-name="P9">Accepts the packet to be delivered to the destination. No further checking is done in the current table or chain whenever a packet is accepted. The packet may be denied by other chains' rules.</text:p>
          </table:table-cell>
        </table:table-row>
        <table:table-row>
          <table:table-cell table:style-name="Table1.A2" office:value-type="string">
            <text:p text:style-name="P9">DROP</text:p>
          </table:table-cell>
          <table:table-cell table:style-name="Table1.B2" office:value-type="string">
            <text:p text:style-name="P9">Discards the packet and does not let it traverse any more in any other table or chain. No acknowledgment is sent to the source of the packet(s).</text:p>
          </table:table-cell>
        </table:table-row>
      </table:table>
      <text:p text:style-name="P10">Table 9-1. The built-in targets</text:p>
      <text:p text:style-name="P10"/>
      <text:p text:style-name="P5">9.2 <text:s text:c="2"/>The Commands</text:p>
      <text:p text:style-name="P10">The jumps are used to traverse through those user-defined chains to match a rule in those (user-defined) chains and jump to the specified target or jump of those rules or otherwise go back to the calling chain and continue traversal from the next rule below the rule that called the user-defined chain. The commands and arguments used to achieve a jump or a target is shown in Table 9-2.</text:p>
      <table:table table:name="Table2" table:style-name="Table2">
        <table:table-column table:style-name="Table2.A"/>
        <table:table-column table:style-name="Table2.B"/>
        <table:table-row>
          <table:table-cell table:style-name="Table2.A1" office:value-type="string">
            <text:p text:style-name="P7">Command</text:p>
          </table:table-cell>
          <table:table-cell table:style-name="Table2.B1" office:value-type="string">
            <text:p text:style-name="P8">Description</text:p>
          </table:table-cell>
        </table:table-row>
        <table:table-row>
          <table:table-cell table:style-name="Table2.A2" office:value-type="string">
            <text:p text:style-name="P9">-j, --jump target</text:p>
          </table:table-cell>
          <table:table-cell table:style-name="Table2.B2" office:value-type="string">
            <text:p text:style-name="P9">Used to specify a target for the rule which can be (a) a user-defined chain other than the current user-defined chain, (b) a built-in target (ACCEPT, DROP), (c) a target extension (refer to Chapter 10). Empty target has no effect on the packet and just increments the counters.</text:p>
          </table:table-cell>
        </table:table-row>
        <table:table-row>
          <table:table-cell table:style-name="Table2.A2" office:value-type="string">
            <text:p text:style-name="P9">-g, --goto chain</text:p>
          </table:table-cell>
          <table:table-cell table:style-name="Table2.B2" office:value-type="string">
            <text:p text:style-name="P9">Used to specify a user-defined chain as the target of the rule. Exiting the chain will take us to the chain the called the first user-defined chain through -j or --jump command.</text:p>
          </table:table-cell>
        </table:table-row>
      </table:table>
      <text:p text:style-name="P10">Table 9-1. Jump Commands and Arguments</text:p>
      <text:p text:style-name="P10">In order to better understand how the jump and the goto commands work, let have a look at the examples shown in Figure 9-1.</text:p>
      <text:p text:style-name="P10"/>
      <table:table table:name="Table3" table:style-name="Table3">
        <table:table-column table:style-name="Table3.A"/>
        <table:table-row>
          <table:table-cell table:style-name="Table3.A1" office:value-type="string">
            <text:p text:style-name="P11"># iptables -A INPUT -j DROP</text:p>
            <text:p text:style-name="P11">// it drops all the incoming packets</text:p>
            <text:p text:style-name="P11"/>
            <text:p text:style-name="P11"># iptables -N my_TCP_chain</text:p>
            <text:p text:style-name="P11">// it creates a chain named my_TCP_chain</text:p>
            <text:p text:style-name="P11"/>
            <text:p text:style-name="P11"># iptables -A INPUT -p tcp -g my_TCP_chain</text:p>
            <text:p text:style-name="P11">// it redirects all tcp packets to the my_TCP_chain</text:p>
            <text:p text:style-name="P11"/>
            <text:p text:style-name="P11"># iptables -A my_TCP_chain -i eth0 -m state --state NEW -j DROP</text:p>
            <text:p text:style-name="P11">// it drops all tcp packets coming from the eth0 and have the states NEW</text:p>
          </table:table-cell>
        </table:table-row>
      </table:table>
      <text:p text:style-name="P10">Figure 9-1. Jump and Goto Examples</text:p>
      <text:p text:style-name="P12">9.3 <text:s text:c="2"/>Summary</text:p>
      <text:p text:style-name="P13">The jumps and targets are used to finally specify what to do with the packet if it matches or does not match the criteria we have defined as the rules' specification of different tables and chain. There are two built-in chain, ACCEPT and DROP. Any other target is an extension to the iptables such as DNAT, SNAT, REDIRECT and ... . Examples in each chapter help clarify just those commands learnt in that chapter; for a reference of all the commands refer to Appendix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9-<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7:03:10</meta:creation-date>
    <dc:date>2008-07-31T13:20:36</dc:date>
    <dc:language>en-US</dc:language>
    <meta:editing-cycles>496</meta:editing-cycles>
    <meta:editing-duration>PT16H51M19S</meta:editing-duration>
    <meta:user-defined meta:name="Info 1"/>
    <meta:user-defined meta:name="Info 2"/>
    <meta:user-defined meta:name="Info 3"/>
    <meta:user-defined meta:name="Info 4"/>
    <meta:document-statistic meta:table-count="3" meta:image-count="0" meta:object-count="0" meta:page-count="3" meta:paragraph-count="33" meta:word-count="571" meta:character-count="3053"/>
  </office:meta>
</office:document-meta>
</file>